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pt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runmodel int(11) NULL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ictureid int(11) NULL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<text:s/>qtycam1 int(11) NULL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qtycam2 int(11) NULL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<text:s/>upperframe1 int(11) NULL,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<text:s/>lowerframe1 int(11) NULL,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leftframe1 int(11) NULL,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rightframe1 int(11) NULL,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ontrast1 int(11) NULL,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brightness1 int(11) NULL,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adjustthreshold1 int(11) NULL,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actualpixel1 int(11) NULL,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setvalue1 int(11) NULL,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adjustdifferent1 int(11) NULL,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<text:s/>actualdifferent1 int(11) NULL,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setdifferent1 int(11) NULL,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contour1 int(11) NULL,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<text:s/>setcontour1 int(11) NULL,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actuallengh1 int(11) NULL,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lenghmin1 int(11) NULL,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<text:s/>lenghmax1 int(11) NULL,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outerelipa1 int(11) NULL,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outerelipb1 int(11) NULL,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outerdir1 int(11) NULL,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<text:s/>innerelipa1 int(11) NULL,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innerelipb1 int(11) NULL,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innerdir1 int(11) NULL,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widthglue1 int(11) NULL,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differentthreshold1 int(11) NULL,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<text:s/>anabrightness1 int(11) NULL,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anacontrast1 int(11) NULL,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kerneldilate1 int(11) NULL,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<text:s/>kernelerode1 int(11) NULL,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<text:s text:c="40"/>upperframe2 int(11) NULL,</text:p>
          </table:table-cell>
          <table:table-cell table:style-name="ce2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<text:s text:c="40"/>lowerframe2 int(11) NULL,</text:p>
          </table:table-cell>
          <table:table-cell table:style-name="ce2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<text:s text:c="40"/>leftframe2 int(11) NULL,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<text:s text:c="40"/>rightframe2 int(11) NULL,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<text:s text:c="40"/>contrast2 int(11) NULL,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<text:s text:c="40"/>brightness2 int(11) NULL,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<text:s text:c="40"/>adjustthreshold2 int(11) NULL,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<text:s text:c="40"/>actualpixel2 int(11) NULL,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<text:s text:c="40"/>setvalue2 int(11) NULL,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string" calcext:value-type="string">
            <text:p><text:s text:c="40"/>adjustdifferent2 int(11) NULL,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<text:s text:c="40"/>actualdifferent2 int(11) NULL,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string" calcext:value-type="string">
            <text:p><text:s text:c="40"/>setdifferent2 int(11) NULL,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<text:s text:c="40"/>contour2 int(11) NULL,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<text:s text:c="40"/>setcontour2 int(11) NULL,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<text:s text:c="40"/>actuallengh2 int(11) NULL,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<text:s text:c="40"/>lenghmin2 int(11) NULL,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<text:s text:c="40"/>lenghmax2 int(11) NULL,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<text:s text:c="40"/>outerelipa2 int(11) NULL,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<text:s text:c="40"/>outerelipb2 int(11) NULL,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<text:s text:c="40"/>outerdir2 int(11) NULL,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string" calcext:value-type="string">
            <text:p><text:s text:c="40"/>innerelipa2 int(11) NULL,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<text:s text:c="40"/>innerelipb2 int(11) NULL,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<text:s text:c="40"/>innerdir2 int(11) NULL,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<text:s text:c="40"/>widthglue2 int(11) NULL,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<text:s text:c="40"/>differentthreshold2 int(11) NULL,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<text:s text:c="40"/>anabrightness2 int(11) NULL,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<text:s text:c="40"/>anacontrast2 int(11) NULL,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string" calcext:value-type="string">
            <text:p><text:s text:c="40"/>kerneldilate2 int(11) NULL,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<text:s text:c="40"/>kernelerode2 int(11) NULL </text:p>
          </table:table-cell>
          <table:table-cell office:value-type="float" office:value="61" calcext:value-type="float">
            <text:p>61</text:p>
          </table:table-cell>
        </table:table-row>
        <table:table-row table:style-name="ro1" table:number-rows-repeated="104851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1T19:40:01.393034101</meta:creation-date>
    <dc:date>2023-12-11T21:59:29.203938351</dc:date>
    <meta:editing-duration>PT1H48M46S</meta:editing-duration>
    <meta:editing-cycles>1</meta:editing-cycles>
    <meta:generator>LibreOffice/6.0.7.3$Linux_AARCH64 LibreOffice_project/00m0$Build-3</meta:generator>
    <meta:document-statistic meta:table-count="1" meta:cell-count="124" meta:object-count="0"/>
  </office:meta>
</office:document-meta>
</file>